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6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mplement til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Tile heights and ramp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pathfinding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Game loop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 game over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x off-by-one in turn counter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basic program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camera control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game manager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Program UI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ghlight selected/targeted programs on board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just alpha of stealthed program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w player proposed movement path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x cleanup on movement path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sualize AI sight range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ement Hacking status panel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sual feedback for hacked object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control scheme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Enemy Program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basic player Program typ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basic enemy program typ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AI behaviour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tutorial dungeon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 tutorial text promt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Proc-gen dungeon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room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enemie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security node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obstacle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collectible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Firewall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collectibl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Vault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-these are just firewalls on collectables</text:p>
          </table:table-cell>
        </table:table-row>
        <table:table-row table:style-name="ro1">
          <table:table-cell office:value-type="string" calcext:value-type="string">
            <text:p>Implement Terminal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tutorial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Implement Program keyword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host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nsor</text:p>
          </table:table-cell>
          <table:table-cell/>
          <table:table-cell office:value-type="string" calcext:value-type="string">
            <text:p>to te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ying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t and run</text:p>
          </table:table-cell>
          <table:table-cell/>
          <table:table-cell office:value-type="string" calcext:value-type="string">
            <text:p>to te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cover</text:p>
          </table:table-cell>
          <table:table-cell/>
          <table:table-cell office:value-type="string" calcext:value-type="string">
            <text:p>to te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mored</text:p>
          </table:table-cell>
          <table:table-cell/>
          <table:table-cell office:value-type="string" calcext:value-type="string">
            <text:p>to test</text:p>
          </table:table-cell>
          <table:table-cell/>
        </table:table-row>
        <table:table-row table:style-name="ro1">
          <table:table-cell office:value-type="string" calcext:value-type="string">
            <text:p>Implement port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security hub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inter-mission scene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nu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wsfeed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edit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stomize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player progression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emy assignment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pha enemy type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Juice for Alpha release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ack/hack animation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plore animation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und effect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g music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ean up UI layout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Alpha Polish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x camera config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 logic to level generator to avoid overlapping room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ement terminal camera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lpha release</text:p>
          </table:table-cell>
        </table:table-row>
        <table:table-row table:style-name="ro1">
          <table:table-cell office:value-type="string" calcext:value-type="string">
            <text:p>Implement scanner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upgrad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design corp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eta Release</text:p>
          </table:table-cell>
        </table:table-row>
        <table:table-row table:style-name="ro1">
          <table:table-cell office:value-type="string" calcext:value-type="string">
            <text:p>unit models/sprit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act Wendy thru Michael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Dungeon background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Sound design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act Nina Richard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Game writing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Production Release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00-00-00</text:date>, <text:time style:data-style-name="N2" text:time-value="12:51:48.1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3.2$Windows_X86_64 LibreOffice_project/aecc05fe267cc68dde00352a451aa867b3b546ac</meta:generator>
    <dc:date>2020-02-19T13:29:05.077000000</dc:date>
    <meta:editing-duration>P6DT13H16M46S</meta:editing-duration>
    <meta:editing-cycles>41</meta:editing-cycles>
    <meta:document-statistic meta:table-count="1" meta:cell-count="151" meta:object-count="0"/>
  </office:meta>
</office:document-meta>
</file>